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sine" svg:font-family="Cousine, 'Lucida Console', Monaco, monospace"/>
    <style:font-face style:name="DejaVu Sans Condensed1" svg:font-family="'DejaVu Sans Condensed'" style:font-family-generic="swiss"/>
    <style:font-face style:name="Cousine1" svg:font-family="Cousine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.265cm" fo:margin-bottom="0cm" style:line-height-at-least="0.423cm" fo:text-align="start" style:justify-single-word="false" fo:widows="1" fo:text-indent="0cm" style:auto-text-indent="false" fo:padding="0cm" fo:border="none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margin-left="0cm" fo:margin-right="0cm" fo:margin-top="0.265cm" fo:margin-bottom="0cm" style:line-height-at-least="0.423cm" fo:text-align="start" style:justify-single-word="false" fo:widows="1" fo:text-indent="0cm" style:auto-text-indent="false" fo:padding="0cm" fo:border="none"/>
      <style:text-properties fo:font-variant="normal" fo:text-transform="none" fo:color="#000000" style:font-name="Cousine1" fo:letter-spacing="normal"/>
    </style:style>
    <style:style style:name="P3" style:family="paragraph" style:parent-style-name="Preformatted_20_Text">
      <style:paragraph-properties fo:margin-top="0.265cm" fo:margin-bottom="0cm" style:line-height-at-least="0.423cm" fo:text-align="start" style:justify-single-word="false" fo:widows="1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.265cm" fo:margin-bottom="0cm" style:line-height-at-least="0.423cm" fo:text-align="start" style:justify-single-word="false" fo:widows="1" fo:padding="0cm" fo:border="none"/>
      <style:text-properties fo:font-variant="normal" fo:text-transform="none" fo:color="#000000" style:font-name="Cousine" fo:font-size="9pt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line-height-at-least="0.423cm" fo:text-align="start" style:justify-single-word="false" fo:widows="1" fo:padding="0cm" fo:border="none"/>
    </style:style>
    <style:style style:name="P6" style:family="paragraph" style:parent-style-name="Preformatted_20_Text">
      <style:paragraph-properties style:line-height-at-least="0.423cm" fo:text-align="start" style:justify-single-word="false" fo:widows="1" fo:padding="0cm" fo:border="none"/>
      <style:text-properties fo:font-variant="normal" fo:text-transform="none" fo:color="#000000" style:font-name="Cousine" fo:font-size="9pt" fo:letter-spacing="normal" fo:font-style="normal" fo:font-weight="normal"/>
    </style:style>
    <style:style style:name="P7" style:family="paragraph" style:parent-style-name="Preformatted_20_Text">
      <style:paragraph-properties style:line-height-at-least="0.423cm" fo:text-align="start" style:justify-single-word="false" fo:widows="1" fo:padding="0cm" fo:border="none"/>
      <style:text-properties fo:font-variant="normal" fo:text-transform="none" fo:color="#000000" fo:letter-spacing="normal"/>
    </style:style>
    <style:style style:name="T1" style:family="text">
      <style:text-properties style:font-name="Cousine" fo:font-size="9pt" fo:font-style="normal" fo:font-weight="normal"/>
    </style:style>
    <style:style style:name="T2" style:family="text">
      <style:text-properties fo:color="#cc0000" style:text-line-through-style="none" style:font-name="Cousine" fo:font-size="9pt" fo:letter-spacing="0.026cm" fo:font-style="normal" style:text-underline-style="none" fo:font-weight="bold" style:text-blinking="false"/>
    </style:style>
    <style:style style:name="T3" style:family="text">
      <style:text-properties fo:color="#cc0000" style:text-line-through-style="none" fo:letter-spacing="0.026cm" style:text-underline-style="none" fo:font-weight="bold" style:text-blinking="false"/>
    </style:style>
    <style:style style:name="T4" style:family="text">
      <style:text-properties fo:font-variant="normal" fo:text-transform="none" fo:color="#000000" style:font-name="Cousine" fo:font-size="9pt" fo:letter-spacing="normal" fo:font-style="normal" fo:font-weight="normal"/>
    </style:style>
    <style:style style:name="T5" style:family="text">
      <style:text-properties style:font-name="Cousin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A Terra vai um dia contemplar / Ele voltará</text:p>
      <text:p text:style-name="P2"/>
      <text:p text:style-name="P1"><text:span text:style-name="T5">intro: E C#m A F#m B</text:span></text:p>
      <text:p text:style-name="P1"/>
      <text:p text:style-name="P1"><text:bookmark text:name="core"/><text:s text:c="2"/><text:bookmark text:name="a0"/><text:span text:style-name="T2">E</text:span><text:span text:style-name="T1"> <text:s text:c="23"/></text:span><text:bookmark text:name="a1"/><text:span text:style-name="T2">C#m</text:span><text:span text:style-name="T1"> </text:span></text:p>
      <text:p text:style-name="P6">A terra vai um dia contemplar, </text:p>
      <text:p text:style-name="P3"><text:s text:c="2"/><text:bookmark text:name="a2"/><text:span text:style-name="T2">A</text:span><text:span text:style-name="T1"> <text:s/></text:span><text:bookmark text:name="a3"/><text:span text:style-name="T2">F#m</text:span><text:span text:style-name="T1"> <text:s text:c="11"/></text:span><text:bookmark text:name="a4"/><text:span text:style-name="T2">B</text:span><text:span text:style-name="T1"> </text:span></text:p>
      <text:p text:style-name="P6">Aquele que um dia virá, </text:p>
      <text:p text:style-name="P3"><text:s text:c="3"/><text:bookmark text:name="a5"/><text:span text:style-name="T2">E</text:span><text:span text:style-name="T1"> <text:s text:c="16"/></text:span><text:bookmark text:name="a6"/><text:span text:style-name="T2">C#m</text:span><text:span text:style-name="T1"> </text:span></text:p>
      <text:p text:style-name="P6">E com autoridade julgará: </text:p>
      <text:p text:style-name="P3"><text:s text:c="6"/><text:bookmark text:name="a7"/><text:span text:style-name="T2">A</text:span><text:span text:style-name="T1"> <text:s/></text:span><text:bookmark text:name="a8"/><text:span text:style-name="T2">F#m</text:span><text:span text:style-name="T1"> <text:s text:c="9"/></text:span><text:bookmark text:name="a9"/><text:span text:style-name="T2">B</text:span><text:span text:style-name="T1"> </text:span></text:p>
      <text:p text:style-name="P6">Toda terra se ajoelhará. </text:p>
      <text:p text:style-name="P7"><text:s/></text:p>
      <text:p text:style-name="P3"><text:s text:c="8"/><text:bookmark text:name="a10"/><text:span text:style-name="T2">E</text:span><text:span text:style-name="T1"> <text:s text:c="12"/></text:span><text:bookmark text:name="a11"/><text:span text:style-name="T2">C#m</text:span><text:span text:style-name="T1"> </text:span></text:p>
      <text:p text:style-name="P6">Oh! aleluia! Ele voltará! </text:p>
      <text:p text:style-name="P3"><text:s text:c="8"/><text:bookmark text:name="a12"/><text:span text:style-name="T2">A</text:span><text:span text:style-name="T1"> <text:s/></text:span><text:bookmark text:name="a13"/><text:span text:style-name="T2">F#m</text:span><text:span text:style-name="T1"> <text:s text:c="9"/></text:span><text:bookmark text:name="a14"/><text:span text:style-name="T2">B</text:span><text:span text:style-name="T1"> </text:span></text:p>
      <text:p text:style-name="P6">Oh! aleluia! Para me levar! (2x) </text:p>
      <text:p text:style-name="P7"><text:s/></text:p>
      <text:p text:style-name="P4"><text:bookmark text:name="a15"/><text:span text:style-name="T3">E</text:span> <text:s text:c="20"/><text:bookmark text:name="a16"/><text:span text:style-name="T3">C#m</text:span> </text:p>
      <text:p text:style-name="P6">Uma nova terra aqui será </text:p>
      <text:p text:style-name="P3"><text:s text:c="5"/><text:bookmark text:name="a17"/><text:span text:style-name="T2">A</text:span><text:span text:style-name="T1"> <text:s/></text:span><text:bookmark text:name="a18"/><text:span text:style-name="T2">F#m</text:span><text:span text:style-name="T1"> <text:s text:c="12"/></text:span><text:bookmark text:name="a19"/><text:span text:style-name="T2">B</text:span><text:span text:style-name="T1"> </text:span></text:p>
      <text:p text:style-name="P6">E a paz <text:s/>nunca se findará. </text:p>
      <text:p text:style-name="P3"><text:s/><text:bookmark text:name="a20"/><text:span text:style-name="T2">E</text:span><text:span text:style-name="T1"> <text:s text:c="17"/></text:span><text:bookmark text:name="a21"/><text:span text:style-name="T2">C#m</text:span><text:span text:style-name="T1"> </text:span></text:p>
      <text:p text:style-name="P6">Oh! como será maravilhoso </text:p>
      <text:p text:style-name="P3"><text:s text:c="7"/><text:bookmark text:name="a22"/><text:span text:style-name="T2">A</text:span><text:span text:style-name="T1"> <text:s/></text:span><text:bookmark text:name="a23"/><text:span text:style-name="T2">F#m</text:span><text:span text:style-name="T1"> <text:s text:c="14"/></text:span><text:bookmark text:name="a24"/><text:span text:style-name="T2">B</text:span><text:span text:style-name="T1"> </text:span></text:p>
      <text:p text:style-name="P5"><text:span text:style-name="T4">Contemplar, sim, o meu Criado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sine" svg:font-family="Cousine, 'Lucida Console', Monaco, monospace"/>
    <style:font-face style:name="DejaVu Sans Condensed1" svg:font-family="'DejaVu Sans Condensed'" style:font-family-generic="swiss"/>
    <style:font-face style:name="Cousine1" svg:font-family="Cousine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1T13:29:54</meta:creation-date>
    <meta:document-statistic meta:table-count="0" meta:image-count="0" meta:object-count="0" meta:page-count="1" meta:paragraph-count="24" meta:word-count="89" meta:character-count="600"/>
    <dc:date>2016-04-01T13:33:53</dc:date>
    <meta:editing-duration>PT4M3S</meta:editing-duration>
    <meta:editing-cycles>1</meta:editing-cycles>
    <meta:generator>OpenOffice/4.1.2$Linux OpenOffice.org_project/412m3$Build-9782</meta:generator>
  </office:meta>
</office:document-meta>
</file>